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ogle Sans" svg:font-family="'Google Sans',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4.2764in" table:align="left"/>
    </style:style>
    <style:style style:name="Table1.A" style:family="table-column">
      <style:table-column-properties style:column-width="0.5097in"/>
    </style:style>
    <style:style style:name="Table1.B" style:family="table-column">
      <style:table-column-properties style:column-width="1.0965in"/>
    </style:style>
    <style:style style:name="Table1.C" style:family="table-column">
      <style:table-column-properties style:column-width="0.8778in"/>
    </style:style>
    <style:style style:name="Table1.D" style:family="table-column">
      <style:table-column-properties style:column-width="0.8965in"/>
    </style:style>
    <style:style style:name="Table1.E" style:family="table-column">
      <style:table-column-properties style:column-width="0.8958in"/>
    </style:style>
    <style:style style:name="Table1.A1" style:family="table-cell">
      <style:table-cell-properties style:vertical-align="middle" fo:padding="0.0694in" fo:border="1pt solid #000000"/>
    </style:style>
    <style:style style:name="Table2" style:family="table">
      <style:table-properties style:width="6.925in" table:align="left"/>
    </style:style>
    <style:style style:name="Table2.A" style:family="table-column">
      <style:table-column-properties style:column-width="6.925in"/>
    </style:style>
    <style:style style:name="Table2.A1" style:family="table-cell">
      <style:table-cell-properties style:vertical-align="middle" fo:padding="0.0694in" fo:border="1pt solid #000000"/>
    </style:style>
    <style:style style:name="P1" style:family="paragraph" style:parent-style-name="Text_20_body">
      <style:paragraph-properties fo:text-align="center" style:justify-single-word="false"/>
      <style:text-properties officeooo:rsid="0003625c" officeooo:paragraph-rsid="0003625c"/>
    </style:style>
    <style:style style:name="P2" style:family="paragraph" style:parent-style-name="Text_20_body">
      <style:paragraph-properties fo:margin-top="0in" fo:margin-bottom="0in" loext:contextual-spacing="false" fo:line-height="138%" style:writing-mode="lr-tb"/>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Google Sans" fo:font-size="11pt" fo:font-style="normal" style:text-underline-style="none" fo:font-weight="normal" style:text-blinking="false" fo:background-color="transparent"/>
    </style:style>
    <style:style style:name="P4"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Google Sans" fo:font-size="11pt" fo:font-style="normal" style:text-underline-style="none" fo:font-weight="bold" style:text-blinking="false" fo:background-color="transparent"/>
    </style:style>
    <style:style style:name="P5"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Google Sans" fo:font-size="11pt" fo:font-style="normal" style:text-underline-style="none" fo:font-weight="normal" style:text-blinking="false" fo:background-color="transparent"/>
    </style:style>
    <style:style style:name="P6" style:family="paragraph" style:parent-style-name="Table_20_Contents">
      <style:paragraph-properties fo:margin-top="0in" fo:margin-bottom="0in" loext:contextual-spacing="false" fo:line-height="138%" style:writing-mode="lr-tb"/>
      <style:text-properties fo:font-variant="normal" fo:text-transform="none" fo:color="#000000" style:text-line-through-style="none" style:text-line-through-type="none" style:font-name="Google Sans" fo:font-size="11pt" fo:font-style="normal" style:text-underline-style="none" fo:font-weight="normal" style:text-blinking="false" fo:background-color="transparent"/>
    </style:style>
    <style:style style:name="P7" style:family="paragraph" style:parent-style-name="Heading_20_3">
      <style:paragraph-properties fo:margin-top="0.222in" fo:margin-bottom="0.0555in" loext:contextual-spacing="false" fo:line-height="138%" style:writing-mode="lr-tb"/>
      <style:text-properties fo:font-variant="normal" fo:text-transform="none" fo:color="#000000" style:text-line-through-style="none" style:text-line-through-type="none" style:font-name="Google Sans" fo:font-size="14pt" fo:font-style="normal" style:text-underline-style="none" fo:font-weight="bold" style:text-blinking="false" fo:background-color="transparent"/>
    </style:style>
    <style:style style:name="T1" style:family="text">
      <style:text-properties officeooo:rsid="0003625c"/>
    </style:style>
    <style:style style:name="T2" style:family="text">
      <style:text-properties fo:font-variant="normal" fo:text-transform="none" fo:color="#000000" style:text-line-through-style="none" style:text-line-through-type="none" style:font-name="Google Sans"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Google Sans" fo:font-size="11pt"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ISHING INCIDENCE SAMPLE </text:p>
      <text:p text:style-name="Text_20_body"/>
      <text:p text:style-name="Text_20_body"><text:span text:style-name="T1">I’m</text:span> a level-one security operations center (SOC) analyst at a financial services company. Previously, <text:span text:style-name="T1">I</text:span> received a phishing alert about a suspicious file being downloaded on an employee's computer. After investigating the email attachment file's hash, the a<text:span text:style-name="T1">ttachment </text:span>has already been verified malicious. Now <text:span text:style-name="T1">I</text:span> have this information, <text:span text:style-name="T1">I</text:span> must follow <text:span text:style-name="T1">my</text:span> organization's process to complete <text:span text:style-name="T1">my</text:span> investigation and resolve the alert.</text:p>
      <text:p text:style-name="Text_20_body"><text:span text:style-name="T1">My</text:span> organization's security policies and procedures describe how to respond to specific alerts, including what to do when <text:span text:style-name="T1">I recieve</text:span> a phishing alert. </text:p>
      <text:p text:style-name="Text_20_body">In the playbook, there is a flowchart and written instructions to hel<text:span text:style-name="T1">p me </text:span>complete <text:span text:style-name="T1">the</text:span> investigation and resolve the alert. At the end of <text:span text:style-name="T1">the</text:span> investigation, <text:span text:style-name="T1">I </text:span>will update the alert ticket with <text:span text:style-name="T1">my</text:span> findings about the incident.</text:p>
      <text:p text:style-name="Standard"><text:bookmark text:name="docs-internal-guid-ef80741b-7fff-bbb6-318e-13ef692416a0"/></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Ticket ID</text:p>
          </table:table-cell>
          <table:table-cell table:style-name="Table1.A1" office:value-type="string">
            <text:p text:style-name="P4">Alert Message</text:p>
          </table:table-cell>
          <table:table-cell table:style-name="Table1.A1" office:value-type="string">
            <text:p text:style-name="P4">Severity</text:p>
          </table:table-cell>
          <table:table-cell table:style-name="Table1.A1" office:value-type="string">
            <text:p text:style-name="P4">Details</text:p>
          </table:table-cell>
          <table:table-cell table:style-name="Table1.A1" office:value-type="string">
            <text:p text:style-name="P4">Ticket status</text:p>
          </table:table-cell>
        </table:table-row>
        <table:table-row>
          <table:table-cell table:style-name="Table1.A1" office:value-type="string">
            <text:p text:style-name="P5">A-2703</text:p>
          </table:table-cell>
          <table:table-cell table:style-name="Table1.A1" office:value-type="string">
            <text:p text:style-name="P5">SERVER-MAIL Phishing attempt possible download of malware</text:p>
          </table:table-cell>
          <table:table-cell table:style-name="Table1.A1" office:value-type="string">
            <text:p text:style-name="P5">Medium</text:p>
          </table:table-cell>
          <table:table-cell table:style-name="Table1.A1" office:value-type="string">
            <text:p text:style-name="P5">The user may have opened a malicious email and opened attachments or clicked links.</text:p>
          </table:table-cell>
          <table:table-cell table:style-name="Table1.A1" office:value-type="string">
            <text:p text:style-name="P4">Escalated</text:p>
          </table:table-cell>
        </table:table-row>
      </table:table>
      <text:p text:style-name="Text_20_body"/>
      <table:table table:name="Table2" table:style-name="Table2">
        <table:table-column table:style-name="Table2.A"/>
        <table:table-row>
          <table:table-cell table:style-name="Table2.A1" office:value-type="string">
            <text:p text:style-name="P4">Ticket comments</text:p>
          </table:table-cell>
        </table:table-row>
        <table:table-row>
          <table:table-cell table:style-name="Table2.A1" office:value-type="string">
            <text:p text:style-name="P6">The alert detected that an employee downloaded and opened a malicious file from a phishing email. There is an inconsistency between the sender’s email address “76tguy6hh6tgftrt7tg.su’” the name used in the email body “Clyde West,” and the sender’s name, “Def Communications.” The email body and subject line contained grammatical errors. The email’s body also contained a password-protected attachment, “bfsvc.exe,” which was downloaded and opened on the affected machine. Having previously investigated the file hash, it is confirmed to be a known malicious file. Furthermore, the alert severity is reported as medium. With these findings, I chose to escalate this ticket to a level-two SOC analyst to take further action.</text:p>
          </table:table-cell>
        </table:table-row>
      </table:table>
      <text:p text:style-name="Text_20_body"/>
      <text:h text:style-name="P7" text:outline-level="3"><text:soft-page-break/>Additional information</text:h>
      <text:p text:style-name="P2"><text:span text:style-name="T2">Known malicious file hash</text:span><text:span text:style-name="T3">: 54e6ea47eb04634d3e87fd7787e2136ccfbcc80ade34f246a12cf93bab527f6b</text:span></text:p>
      <text:p text:style-name="Text_20_body"/>
      <text:p text:style-name="P2"><text:span text:style-name="T2">Email</text:span><text:span text:style-name="T3">:<text:line-break/>From: Def Communications &lt;76tguyhh6tgftrt7tg.su&gt;  &lt;114.114.114.114&gt;</text:span></text:p>
      <text:p text:style-name="P3">Sent: Wednesday, July 20, 2022 09:30:14 AM</text:p>
      <text:p text:style-name="P2"><text:span text:style-name="T3">To: &lt;hr@inergy.com&gt; &lt;176.157.125.93&gt;<text:line-break/>Subject: Re: Infrastructure Egnieer role</text:span></text:p>
      <text:p text:style-name="Text_20_body"/>
      <text:p text:style-name="P2"><text:span text:style-name="T3">Dear HR at Ingergy,<text:line-break/><text:line-break/>I am writing for to express my interest in the engineer role posted from the website.<text:line-break/><text:line-break/>There is attached my resume and cover letter. For privacy, the file is password protected. Use the password paradise10789 to open. <text:line-break/><text:line-break/>Thank you,<text:line-break/><text:line-break/>Clyde West</text:span></text:p>
      <text:p text:style-name="P3">Attachment: filename="bfsvc.ex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ogle Sans" svg:font-family="'Google Sans',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8-04T07:41:43.890000000</meta:creation-date>
    <dc:date>2024-08-04T07:52:52.081000000</dc:date>
    <meta:editing-duration>PT11M8S</meta:editing-duration>
    <meta:editing-cycles>1</meta:editing-cycles>
    <meta:document-statistic meta:table-count="2" meta:image-count="0" meta:object-count="0" meta:page-count="2" meta:paragraph-count="23" meta:word-count="344" meta:character-count="2373" meta:non-whitespace-character-count="2044"/>
    <meta:generator>Trio_Office/6.2.8.2$Windows_x86 LibreOffice_project/</meta:generator>
  </office:meta>
</office:document-meta>
</file>